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size="14pt" style:font-size-asian="14pt" style:font-size-complex="14pt"/>
    </style:style>
    <style:style style:name="P3" style:family="paragraph" style:parent-style-name="Standard" style:list-style-name="L1">
      <style:text-properties fo:font-size="14pt" officeooo:paragraph-rsid="000c2a20" style:font-size-asian="14pt" style:font-size-complex="14pt"/>
    </style:style>
    <style:style style:name="P4" style:family="paragraph" style:parent-style-name="Standard" style:list-style-name="L1">
      <style:text-properties fo:font-size="14pt" officeooo:rsid="000aec02" officeooo:paragraph-rsid="000aec02" style:font-size-asian="14pt" style:font-size-complex="14pt"/>
    </style:style>
    <style:style style:name="P5" style:family="paragraph" style:parent-style-name="Standard" style:list-style-name="L1">
      <style:text-properties fo:font-size="14pt" officeooo:rsid="000c2a20" officeooo:paragraph-rsid="000c2a20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c2a20" officeooo:paragraph-rsid="000c2a20" style:font-size-asian="14pt" style:font-weight-asian="bold" style:font-size-complex="14pt" style:font-weight-complex="bold"/>
    </style:style>
    <style:style style:name="T1" style:family="text">
      <style:text-properties officeooo:rsid="000c2a20"/>
    </style:style>
    <style:style style:name="T2" style:family="text">
      <style:text-properties fo:font-size="14pt" style:font-size-asian="14pt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Литература</text:p>
      <text:list xml:id="list1240216852" text:style-name="L1">
        <text:list-item>
          <text:p text:style-name="P2">Г. В. Курячий, К. А. Маслинский. Введение в ОС Linux. Курс лекций. – М., AltLinux, 2010. <text:s/>- 348c.</text:p>
        </text:list-item>
        <text:list-item>
          <text:p text:style-name="P1"><text:a xlink:type="simple" xlink:href="http://www.youtube.com/playlist?list=PL387B38E91536055B" text:style-name="Internet_20_link" text:visited-style-name="Visited_20_Internet_20_Link"><text:span text:style-name="T2">http://www.youtube.com/playlist?list=PL387B38E91536055B</text:span></text:a></text:p>
        </text:list-item>
        <text:list-item>
          <text:p text:style-name="P4">Г. В. Курячий. Операционная система Unix. Курс лекций. Учевное пособие. - М.: ИНТУИТ.РУ, 2004. -288с.</text:p>
        </text:list-item>
        <text:list-item>
          <text:p text:style-name="P2"><text:s text:c="4"/>Уорд Б. Внутреннее устройство Linux. — СПб.: Питер, 2016. — 384 с.: ил. — (Серия «Для профессионалов») (ссылка есть evgeniyalekseev.wordpress.com)</text:p>
        </text:list-item>
        <text:list-item>
          <text:p text:style-name="P2"><text:s/>Скотт Граннеман. Linux карманный справочник. М.: Вильямс, 2007. - 410с.</text:p>
        </text:list-item>
        <text:list-item>
          <text:p text:style-name="P2">Кристофер Негус, Франсуа Каэн. Ubuntu и Debian Linux для продвинутых. СПб: Питер, 2010. – 352с. </text:p>
        </text:list-item>
        <text:list-item>
          <text:p text:style-name="P3">Алексеев Е.Р. Программирование на Microsoft Visual C++ и Turbo C++ Explorer. — М.: НТ Пресс, 2007. -352с.</text:p>
        </text:list-item>
        <text:list-item>
          <text:p text:style-name="P3">Алексеев Е.Р., Чеснокова О.В, Кучер Т.В. Самоучитель по программированию на Free Pascal и Lazarus. — Донецк, Унитех, 2009. — 502с.</text:p>
        </text:list-item>
        <text:list-item>
          <text:p text:style-name="P3">Алексеев Е.Р., Чеснокова О.В., Кучер Т.В. Самоучитель по программированию на Free Pascal и Lazarus. – Донецк.: ДонНТУ, Технопарк ДонНТУ УНИТЕХ, 2011. — 503 с. Рекомендовано Министерством образования и науки Украины как учебное пособие для студентов высших учебных заведений (письмо от 29.12.2010 №1/11 — 122361)</text:p>
        </text:list-item>
        <text:list-item>
          <text:p text:style-name="P3">Алексеев Е.Р., Чеснокова О.В., Кучер Т.В. Free Pascal и Lazarus. Учебник по программированию. — М.: ALT Linux, ДМК-Пресс, 2010. -440с.</text:p>
        </text:list-item>
        <text:list-item>
          <text:p text:style-name="P3">Алексеев Е.Р., Чеснокова О.В. Самоучитель по программированию на C/C++. – Донецк.: ДонНТУ, 2013. – 289 с.</text:p>
        </text:list-item>
        <text:list-item>
          <text:p text:style-name="P3">Е.Р. Алексеев, Г.Г. Злобин, Д.А. Костюк, О.В. Чеснокова, А.С. Чмыхало. Программирование на языке С++ в среде Qt Creator. — М., ALT Linux, 2015. — 448c.</text:p>
        </text:list-item>
        <text:list-item>
          <text:p text:style-name="P3">Керниган Б., Ритчи Д. Язык программирования Си. # М.: Вильямс, 2013. –304 с.</text:p>
        </text:list-item>
        <text:list-item>
          <text:p text:style-name="P3"><text:span text:style-name="T1">Л</text:span>аптев В.В. С++. Объектно-ориентированное программирование. <text:s/>СПб.:Питер, 2008. – 464 с.</text:p>
        </text:list-item>
        <text:list-item>
          <text:p text:style-name="P3">Лаптев В.В. Морозов А.В., Бокова. С++. Объектно-ориентированное программирование. Задачи и упражнения. <text:s/>СПб.: Питер, 2007. – 288 с.</text:p>
        </text:list-item>
        <text:list-item>
          <text:p text:style-name="P3">Подбельский В.В. Язык С++. <text:s/>М.: Финансы и статистика, 2001. – 560 с.</text:p>
        </text:list-item>
        <text:list-item>
          <text:p text:style-name="P3"><text:s/>Шиманович Е.Л. С/С++ в примерах и задачах. Мн.: Новое знание, 2004. – 528 с</text:p>
        </text:list-item>
        <text:list-item>
          <text:p text:style-name="P5">1aer.ru</text:p>
        </text:list-item>
        <text:list-item>
          <text:p text:style-name="P5"><text:a xlink:type="simple" xlink:href="https://1aer.ru/2021/08/17/Книги" text:style-name="Internet_20_link" text:visited-style-name="Visited_20_Internet_20_Link">https://1aer.ru/2021/08/17/Книги</text:a></text:p>
        </text:list-item>
        <text:list-item>
          <text:p text:style-name="P5"><text:a xlink:type="simple" xlink:href="https://www.altlinux.org/Books:Main_page" text:style-name="Internet_20_link" text:visited-style-name="Visited_20_Internet_20_Link">https://www.altlinux.org/Books:Main_page</text:a></text:p>
        </text:list-item>
        <text:list-item>
          <text:p text:style-name="P5">https://kurs.basealt.ru/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4T18:44:41.239720314</meta:creation-date>
    <dc:date>2022-09-04T19:04:24.782688703</dc:date>
    <meta:editing-duration>PT3M44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22" meta:word-count="293" meta:character-count="2112" meta:non-whitespace-character-count="1831"/>
  </office:meta>
</office:document-meta>
</file>